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skerville Old Face" svg:font-family="Baskerville Old Face" style:font-family-generic="roman" style:font-pitch="variable" svg:panose-1="2 2 6 2 8 5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western" style:master-page-name="MP0" style:family="paragraph">
      <style:paragraph-properties fo:break-before="page" fo:text-align="center" fo:margin-bottom="0in"/>
    </style:style>
    <style:style style:name="T2" style:parent-style-name="Policepardéfaut" style:family="text">
      <style:text-properties style:font-name="Baskerville Old Face" fo:font-weight="bold" style:font-weight-asian="bold" style:font-weight-complex="bold" fo:font-size="12pt" style:font-size-asian="12pt" style:font-size-complex="12pt" fo:language="en" fo:country="US"/>
    </style:style>
    <style:style style:name="P3" style:parent-style-name="western" style:family="paragraph">
      <style:paragraph-properties fo:text-align="center" fo:margin-bottom="0in"/>
    </style:style>
    <style:style style:name="T4" style:parent-style-name="Policepardéfaut" style:family="text">
      <style:text-properties style:font-name="Baskerville Old Face" fo:font-style="italic" style:font-style-asian="italic" style:font-style-complex="italic" fo:font-size="12pt" style:font-size-asian="12pt" style:font-size-complex="12pt"/>
    </style:style>
    <style:style style:name="T5" style:parent-style-name="Policepardéfaut" style:family="text">
      <style:text-properties fo:language="en" fo:country="US"/>
    </style:style>
    <style:style style:name="T6" style:parent-style-name="Policepardéfaut" style:family="text">
      <style:text-properties fo:font-style="italic" style:font-style-asian="italic" style:font-style-complex="italic" fo:font-size="12pt" style:font-size-asian="12pt" style:font-size-complex="12pt"/>
    </style:style>
    <style:style style:name="T7" style:parent-style-name="Policepardéfaut" style:family="text">
      <style:text-properties style:font-name="Baskerville Old Face" fo:font-style="italic" style:font-style-asian="italic" style:font-style-complex="italic" fo:font-size="12pt" style:font-size-asian="12pt" style:font-size-complex="12pt"/>
    </style:style>
    <style:style style:name="T8" style:parent-style-name="Policepardéfaut" style:family="text">
      <style:text-properties fo:language="en" fo:country="US"/>
    </style:style>
    <style:style style:name="T9" style:parent-style-name="Policepardéfaut" style:family="text">
      <style:text-properties style:font-name="Baskerville Old Face" fo:font-style="italic" style:font-style-asian="italic" style:font-style-complex="italic" fo:font-size="12pt" style:font-size-asian="12pt" style:font-size-complex="12pt"/>
    </style:style>
    <style:style style:name="T10" style:parent-style-name="Policepardéfaut" style:family="text">
      <style:text-properties fo:language="en" fo:country="US"/>
    </style:style>
    <style:style style:name="T11" style:parent-style-name="Policepardéfaut" style:family="text">
      <style:text-properties style:font-name="Baskerville Old Face" fo:font-style="italic" style:font-style-asian="italic" style:font-style-complex="italic" fo:font-size="12pt" style:font-size-asian="12pt" style:font-size-complex="12pt"/>
    </style:style>
    <style:style style:name="T12" style:parent-style-name="Policepardéfaut" style:family="text">
      <style:text-properties style:font-name="Baskerville Old Face" fo:font-size="12pt" style:font-size-asian="12pt" style:font-size-complex="12pt"/>
    </style:style>
    <style:style style:name="P13" style:parent-style-name="western" style:family="paragraph">
      <style:paragraph-properties fo:text-align="center" fo:margin-bottom="0in"/>
    </style:style>
    <style:style style:name="T14" style:parent-style-name="Policepardéfaut" style:family="text">
      <style:text-properties style:font-name="Baskerville Old Face" fo:font-size="12pt" style:font-size-asian="12pt" style:font-size-complex="12pt" fo:language="en" fo:country="US"/>
    </style:style>
    <style:style style:name="P15" style:parent-style-name="western" style:family="paragraph">
      <style:paragraph-properties fo:margin-bottom="0in"/>
      <style:text-properties fo:language="en" fo:country="US"/>
    </style:style>
    <style:style style:name="P16" style:parent-style-name="western" style:family="paragraph">
      <style:paragraph-properties fo:margin-bottom="0in"/>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language="en" fo:country="US"/>
    </style:style>
    <style:style style:name="P19" style:parent-style-name="western" style:family="paragraph">
      <style:paragraph-properties fo:margin-bottom="0in"/>
      <style:text-properties fo:language="en" fo:country="US"/>
    </style:style>
    <style:style style:name="P20" style:parent-style-name="western" style:family="paragraph">
      <style:paragraph-properties fo:margin-bottom="0in"/>
    </style:style>
    <style:style style:name="T21" style:parent-style-name="Policepardéfaut" style:family="text">
      <style:text-properties fo:font-weight="bold" style:font-weight-asian="bold" style:font-weight-complex="bold"/>
    </style:style>
    <style:style style:name="T22" style:parent-style-name="Policepardéfaut" style:family="text">
      <style:text-properties fo:language="en" fo:country="US"/>
    </style:style>
    <style:style style:name="P23" style:parent-style-name="western" style:family="paragraph">
      <style:paragraph-properties fo:margin-bottom="0in"/>
    </style:style>
    <style:style style:name="T24" style:parent-style-name="Policepardéfaut" style:family="text">
      <style:text-properties fo:font-weight="bold" style:font-weight-asian="bold" style:font-weight-complex="bold"/>
    </style:style>
    <style:style style:name="T25" style:parent-style-name="Policepardéfaut" style:family="text">
      <style:text-properties fo:language="en" fo:country="US"/>
    </style:style>
    <style:style style:name="P26" style:parent-style-name="western" style:family="paragraph">
      <style:paragraph-properties fo:margin-bottom="0in"/>
    </style:style>
    <style:style style:name="T27" style:parent-style-name="Policepardéfaut" style:family="text">
      <style:text-properties fo:font-weight="bold" style:font-weight-asian="bold" style:font-weight-complex="bold"/>
    </style:style>
    <style:style style:name="T28" style:parent-style-name="Policepardéfaut" style:family="text">
      <style:text-properties fo:language="en" fo:country="US"/>
    </style:style>
    <style:style style:name="P29" style:parent-style-name="western" style:family="paragraph">
      <style:paragraph-properties fo:margin-bottom="0in"/>
    </style:style>
    <style:style style:name="T30" style:parent-style-name="Policepardéfaut" style:family="text">
      <style:text-properties fo:font-weight="bold" style:font-weight-asian="bold" style:font-weight-complex="bold"/>
    </style:style>
    <style:style style:name="T31" style:parent-style-name="Policepardéfaut" style:family="text">
      <style:text-properties fo:language="en" fo:country="US"/>
    </style:style>
    <style:style style:name="P32" style:parent-style-name="western" style:family="paragraph">
      <style:paragraph-properties fo:margin-bottom="0in"/>
    </style:style>
    <style:style style:name="T33" style:parent-style-name="Policepardéfaut" style:family="text">
      <style:text-properties fo:font-weight="bold" style:font-weight-asian="bold" style:font-weight-complex="bold"/>
    </style:style>
    <style:style style:name="T34" style:parent-style-name="Policepardéfaut" style:family="text">
      <style:text-properties fo:language="en" fo:country="US"/>
    </style:style>
    <style:style style:name="T35" style:parent-style-name="Policepardéfaut" style:family="text">
      <style:text-properties fo:language="en" fo:country="US"/>
    </style:style>
    <style:style style:name="T36" style:parent-style-name="Policepardéfaut" style:family="text">
      <style:text-properties fo:font-weight="bold" style:font-weight-asian="bold" style:font-weight-complex="bold"/>
    </style:style>
    <style:style style:name="T37" style:parent-style-name="Policepardéfaut" style:family="text">
      <style:text-properties fo:language="en" fo:country="US"/>
    </style:style>
    <style:style style:name="T38" style:parent-style-name="Policepardéfaut" style:family="text">
      <style:text-properties fo:language="en" fo:country="US"/>
    </style:style>
    <style:style style:name="T39" style:parent-style-name="Policepardéfaut" style:family="text">
      <style:text-properties fo:font-weight="bold" style:font-weight-asian="bold" style:font-weight-complex="bold"/>
    </style:style>
    <style:style style:name="T40" style:parent-style-name="Policepardéfaut" style:family="text">
      <style:text-properties fo:language="en" fo:country="US"/>
    </style:style>
    <style:style style:name="P41" style:parent-style-name="western" style:family="paragraph">
      <style:paragraph-properties fo:margin-bottom="0in"/>
    </style:style>
    <style:style style:name="T42" style:parent-style-name="Policepardéfaut" style:family="text">
      <style:text-properties fo:font-weight="bold" style:font-weight-asian="bold" style:font-weight-complex="bold"/>
    </style:style>
    <style:style style:name="T43" style:parent-style-name="Policepardéfaut" style:family="text">
      <style:text-properties fo:language="en" fo:country="US"/>
    </style:style>
    <style:style style:name="P44" style:parent-style-name="western" style:family="paragraph">
      <style:paragraph-properties fo:margin-bottom="0in"/>
    </style:style>
    <style:style style:name="T45" style:parent-style-name="Policepardéfaut" style:family="text">
      <style:text-properties fo:font-weight="bold" style:font-weight-asian="bold" style:font-weight-complex="bold"/>
    </style:style>
    <style:style style:name="T46" style:parent-style-name="Policepardéfaut" style:family="text">
      <style:text-properties fo:language="en" fo:country="US"/>
    </style:style>
    <style:style style:name="P47" style:parent-style-name="western" style:family="paragraph">
      <style:paragraph-properties fo:margin-bottom="0in"/>
    </style:style>
    <style:style style:name="T48" style:parent-style-name="Policepardéfaut" style:family="text">
      <style:text-properties fo:font-weight="bold" style:font-weight-asian="bold" style:font-weight-complex="bold" fo:language="en" fo:country="US"/>
    </style:style>
    <style:style style:name="P49" style:parent-style-name="western" style:family="paragraph">
      <style:paragraph-properties fo:margin-bottom="0in"/>
    </style:style>
    <style:style style:name="T50" style:parent-style-name="Policepardéfaut" style:family="text">
      <style:text-properties fo:font-weight="bold" style:font-weight-asian="bold" style:font-weight-complex="bold" fo:language="en" fo:country="US"/>
    </style:style>
    <style:style style:name="T51" style:parent-style-name="Policepardéfaut" style:family="text">
      <style:text-properties fo:font-weight="bold" style:font-weight-asian="bold" style:font-weight-complex="bold" fo:language="en" fo:country="US"/>
    </style:style>
    <style:style style:name="P52" style:parent-style-name="western" style:family="paragraph">
      <style:paragraph-properties fo:margin-bottom="0in"/>
    </style:style>
    <style:style style:name="T53" style:parent-style-name="Policepardéfaut" style:family="text">
      <style:text-properties fo:font-weight="bold" style:font-weight-asian="bold" style:font-weight-complex="bold"/>
    </style:style>
    <style:style style:name="P54" style:parent-style-name="western" style:family="paragraph">
      <style:paragraph-properties fo:margin-bottom="0in"/>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language="en" fo:country="US"/>
    </style:style>
    <style:style style:name="P57" style:parent-style-name="western" style:family="paragraph">
      <style:paragraph-properties fo:margin-bottom="0in"/>
    </style:style>
    <style:style style:name="T58" style:parent-style-name="Policepardéfaut" style:family="text">
      <style:text-properties fo:font-weight="bold" style:font-weight-asian="bold" style:font-weight-complex="bold"/>
    </style:style>
    <style:style style:name="T59" style:parent-style-name="Policepardéfaut" style:family="text">
      <style:text-properties fo:language="en" fo:country="US"/>
    </style:style>
    <style:style style:name="P60" style:parent-style-name="western" style:family="paragraph">
      <style:paragraph-properties fo:margin-bottom="0in"/>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language="en" fo:country="US"/>
    </style:style>
    <style:style style:name="P63" style:parent-style-name="western" style:family="paragraph">
      <style:paragraph-properties fo:margin-bottom="0in"/>
    </style:style>
    <style:style style:name="T64" style:parent-style-name="Policepardéfaut" style:family="text">
      <style:text-properties fo:font-weight="bold" style:font-weight-asian="bold" style:font-weight-complex="bold"/>
    </style:style>
    <style:style style:name="T65" style:parent-style-name="Policepardéfaut" style:family="text">
      <style:text-properties fo:language="en" fo:country="US"/>
    </style:style>
    <style:style style:name="P66" style:parent-style-name="western" style:family="paragraph">
      <style:paragraph-properties fo:margin-bottom="0in"/>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language="en" fo:country="US"/>
    </style:style>
    <style:style style:name="P69" style:parent-style-name="western" style:family="paragraph">
      <style:paragraph-properties fo:margin-bottom="0in"/>
    </style:style>
    <style:style style:name="T70" style:parent-style-name="Policepardéfaut" style:family="text">
      <style:text-properties fo:font-weight="bold" style:font-weight-asian="bold" style:font-weight-complex="bold"/>
    </style:style>
    <style:style style:name="T71" style:parent-style-name="Policepardéfaut" style:family="text">
      <style:text-properties fo:font-weight="bold" style:font-weight-asian="bold" style:font-weight-complex="bold"/>
    </style:style>
    <style:style style:name="P72" style:parent-style-name="western" style:family="paragraph">
      <style:paragraph-properties fo:margin-bottom="0in"/>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language="en" fo:country="US"/>
    </style:style>
    <style:style style:name="P75" style:parent-style-name="western" style:family="paragraph">
      <style:paragraph-properties fo:margin-bottom="0in"/>
    </style:style>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language="en" fo:country="US"/>
    </style:style>
    <style:style style:name="P79" style:parent-style-name="western" style:family="paragraph">
      <style:paragraph-properties fo:margin-bottom="0in"/>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language="en" fo:country="US"/>
    </style:style>
    <style:style style:name="P82" style:parent-style-name="western" style:family="paragraph">
      <style:paragraph-properties fo:margin-bottom="0in"/>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language="en" fo:country="US"/>
    </style:style>
    <style:style style:name="P86" style:parent-style-name="western" style:family="paragraph">
      <style:paragraph-properties fo:margin-bottom="0in"/>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language="en" fo:country="US"/>
    </style:style>
    <style:style style:name="P89" style:parent-style-name="western" style:family="paragraph">
      <style:paragraph-properties fo:margin-bottom="0in"/>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western" style:family="paragraph">
      <style:paragraph-properties fo:margin-bottom="0in"/>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language="en" fo:country="US"/>
    </style:style>
    <style:style style:name="P95" style:parent-style-name="western" style:family="paragraph">
      <style:paragraph-properties fo:margin-bottom="0in"/>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language="en" fo:country="US"/>
    </style:style>
    <style:style style:name="P98" style:parent-style-name="western" style:family="paragraph">
      <style:paragraph-properties fo:margin-bottom="0in"/>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language="en" fo:country="US"/>
    </style:style>
    <style:style style:name="T101"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2" style:parent-style-name="Policepardéfaut" style:family="text">
      <style:text-properties fo:language="en" fo:country="US"/>
    </style:style>
    <style:style style:name="P103" style:parent-style-name="western" style:list-style-name="LFO1" style:family="paragraph">
      <style:paragraph-properties fo:margin-bottom="0in"/>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language="en" fo:country="US"/>
    </style:style>
    <style:style style:name="P106" style:parent-style-name="western" style:list-style-name="LFO1" style:family="paragraph">
      <style:paragraph-properties fo:margin-bottom="0in"/>
    </style:style>
    <style:style style:name="T107" style:parent-style-name="Policepardéfaut" style:family="text">
      <style:text-properties fo:font-weight="bold" style:font-weight-asian="bold" style:font-weight-complex="bold"/>
    </style:style>
    <style:style style:name="T108" style:parent-style-name="Policepardéfaut" style:family="text">
      <style:text-properties fo:language="en" fo:country="US"/>
    </style:style>
    <style:style style:name="P109" style:parent-style-name="western" style:list-style-name="LFO1" style:family="paragraph">
      <style:paragraph-properties fo:margin-bottom="0in"/>
    </style:style>
    <style:style style:name="T110" style:parent-style-name="Policepardéfaut" style:family="text">
      <style:text-properties fo:font-weight="bold" style:font-weight-asian="bold" style:font-weight-complex="bold"/>
    </style:style>
    <style:style style:name="T111" style:parent-style-name="Policepardéfaut" style:family="text">
      <style:text-properties fo:language="en" fo:country="US"/>
    </style:style>
    <style:style style:name="P112" style:parent-style-name="western" style:list-style-name="LFO1" style:family="paragraph">
      <style:paragraph-properties fo:margin-bottom="0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language="en" fo:country="US"/>
    </style:style>
    <style:style style:name="P115" style:parent-style-name="western" style:list-style-name="LFO1" style:family="paragraph">
      <style:paragraph-properties fo:margin-bottom="0in"/>
    </style:style>
    <style:style style:name="T116" style:parent-style-name="Policepardéfaut" style:family="text">
      <style:text-properties fo:font-weight="bold" style:font-weight-asian="bold" style:font-weight-complex="bold"/>
    </style:style>
    <style:style style:name="T117" style:parent-style-name="Policepardéfaut" style:family="text">
      <style:text-properties fo:language="en" fo:country="US"/>
    </style:style>
    <style:style style:name="P118" style:parent-style-name="western" style:family="paragraph">
      <style:paragraph-properties fo:margin-bottom="0in"/>
    </style:style>
    <style:style style:name="T119" style:parent-style-name="Policepardéfaut" style:family="text">
      <style:text-properties fo:font-weight="bold" style:font-weight-asian="bold" style:font-weight-complex="bold"/>
    </style:style>
    <style:style style:name="T120" style:parent-style-name="Policepardéfaut" style:family="text">
      <style:text-properties fo:language="en" fo:country="US"/>
    </style:style>
    <style:style style:name="P121" style:parent-style-name="western" style:family="paragraph">
      <style:paragraph-properties fo:margin-bottom="0in"/>
    </style:style>
    <style:style style:name="T122" style:parent-style-name="Policepardéfaut" style:family="text">
      <style:text-properties fo:font-weight="bold" style:font-weight-asian="bold" style:font-weight-complex="bold"/>
    </style:style>
    <style:style style:name="T123" style:parent-style-name="Policepardéfaut" style:family="text">
      <style:text-properties fo:language="en" fo:country="US"/>
    </style:style>
    <style:style style:name="P124" style:parent-style-name="western" style:family="paragraph">
      <style:paragraph-properties fo:margin-bottom="0in"/>
    </style:style>
    <style:style style:name="T125" style:parent-style-name="Policepardéfaut" style:family="text">
      <style:text-properties fo:font-weight="bold" style:font-weight-asian="bold" style:font-weight-complex="bold"/>
    </style:style>
    <style:style style:name="T126" style:parent-style-name="Policepardéfaut" style:family="text">
      <style:text-properties fo:language="en" fo:country="US"/>
    </style:style>
    <style:style style:name="T127" style:parent-style-name="Policepardéfaut" style:family="text">
      <style:text-properties fo:language="en" fo:country="US"/>
    </style:style>
    <style:style style:name="T128" style:parent-style-name="Policepardéfaut" style:family="text">
      <style:text-properties fo:font-weight="bold" style:font-weight-asian="bold" style:font-weight-complex="bold"/>
    </style:style>
    <style:style style:name="T129" style:parent-style-name="Policepardéfaut" style:family="text">
      <style:text-properties fo:language="en" fo:country="US"/>
    </style:style>
    <style:style style:name="P130" style:parent-style-name="western" style:family="paragraph">
      <style:paragraph-properties fo:margin-bottom="0in"/>
    </style:style>
    <style:style style:name="T131" style:parent-style-name="Policepardéfaut" style:family="text">
      <style:text-properties fo:font-weight="bold" style:font-weight-asian="bold" style:font-weight-complex="bold"/>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language="en" fo:country="US"/>
    </style:style>
    <style:style style:name="P134" style:parent-style-name="western" style:family="paragraph">
      <style:paragraph-properties fo:margin-bottom="0in"/>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language="en" fo:country="US"/>
    </style:style>
    <style:style style:name="P137" style:parent-style-name="western" style:family="paragraph">
      <style:paragraph-properties fo:margin-bottom="0in"/>
    </style:style>
    <style:style style:name="T138" style:parent-style-name="Policepardéfaut" style:family="text">
      <style:text-properties fo:font-weight="bold" style:font-weight-asian="bold" style:font-weight-complex="bold" fo:language="en" fo:country="US"/>
    </style:style>
    <style:style style:name="T139" style:parent-style-name="Policepardéfaut" style:family="text">
      <style:text-properties fo:font-weight="bold" style:font-weight-asian="bold" style:font-weight-complex="bold" fo:language="en" fo:country="US"/>
    </style:style>
    <style:style style:name="P140" style:parent-style-name="western" style:family="paragraph">
      <style:paragraph-properties fo:margin-bottom="0in"/>
    </style:style>
    <style:style style:name="T141" style:parent-style-name="Policepardéfaut" style:family="text">
      <style:text-properties fo:font-weight="bold" style:font-weight-asian="bold" style:font-weight-complex="bold"/>
    </style:style>
    <style:style style:name="T142" style:parent-style-name="Policepardéfaut" style:family="text">
      <style:text-properties fo:language="en" fo:country="US"/>
    </style:style>
    <style:style style:name="P143" style:parent-style-name="western" style:family="paragraph">
      <style:paragraph-properties fo:margin-bottom="0in"/>
    </style:style>
    <style:style style:name="T144" style:parent-style-name="Policepardéfaut" style:family="text">
      <style:text-properties fo:font-weight="bold" style:font-weight-asian="bold" style:font-weight-complex="bold" fo:language="en" fo:country="US"/>
    </style:style>
    <style:style style:name="P145" style:parent-style-name="western" style:family="paragraph">
      <style:paragraph-properties fo:margin-bottom="0in"/>
    </style:style>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language="en" fo:country="US"/>
    </style:style>
    <style:style style:name="P149" style:parent-style-name="western" style:family="paragraph">
      <style:paragraph-properties fo:margin-bottom="0in"/>
    </style:style>
    <style:style style:name="T150" style:parent-style-name="Policepardéfaut" style:family="text">
      <style:text-properties fo:font-weight="bold" style:font-weight-asian="bold" style:font-weight-complex="bold"/>
    </style:style>
    <style:style style:name="T151" style:parent-style-name="Policepardéfaut" style:family="text">
      <style:text-properties fo:language="en" fo:country="US"/>
    </style:style>
    <style:style style:name="P152" style:parent-style-name="western" style:family="paragraph">
      <style:paragraph-properties fo:margin-bottom="0in"/>
    </style:style>
    <style:style style:name="T153" style:parent-style-name="Policepardéfaut" style:family="text">
      <style:text-properties fo:font-weight="bold" style:font-weight-asian="bold" style:font-weight-complex="bold"/>
    </style:style>
    <style:style style:name="T154" style:parent-style-name="Policepardéfaut" style:family="text">
      <style:text-properties fo:font-weight="bold" style:font-weight-asian="bold" style:font-weight-complex="bold"/>
    </style:style>
    <style:style style:name="T155" style:parent-style-name="Policepardéfaut" style:family="text">
      <style:text-properties fo:language="en" fo:country="US"/>
    </style:style>
    <style:style style:name="P156" style:parent-style-name="western" style:family="paragraph">
      <style:paragraph-properties fo:margin-bottom="0in"/>
    </style:style>
    <style:style style:name="T157" style:parent-style-name="Policepardéfaut" style:family="text">
      <style:text-properties fo:font-weight="bold" style:font-weight-asian="bold" style:font-weight-complex="bold"/>
    </style:style>
    <style:style style:name="T158" style:parent-style-name="Policepardéfaut" style:family="text">
      <style:text-properties fo:language="en" fo:country="US"/>
    </style:style>
    <style:style style:name="P159" style:parent-style-name="western" style:family="paragraph">
      <style:paragraph-properties fo:margin-bottom="0in"/>
    </style:style>
    <style:style style:name="T160" style:parent-style-name="Policepardéfaut" style:family="text">
      <style:text-properties fo:font-weight="bold" style:font-weight-asian="bold" style:font-weight-complex="bold"/>
    </style:style>
    <style:style style:name="T161" style:parent-style-name="Policepardéfaut" style:family="text">
      <style:text-properties fo:language="en" fo:country="US"/>
    </style:style>
    <style:style style:name="P162" style:parent-style-name="western" style:family="paragraph">
      <style:paragraph-properties fo:margin-bottom="0in"/>
    </style:style>
    <style:style style:name="T163" style:parent-style-name="Policepardéfaut" style:family="text">
      <style:text-properties fo:font-weight="bold" style:font-weight-asian="bold" style:font-weight-complex="bold"/>
    </style:style>
    <style:style style:name="T164" style:parent-style-name="Policepardéfaut" style:family="text">
      <style:text-properties fo:language="en" fo:country="US"/>
    </style:style>
    <style:style style:name="P165" style:parent-style-name="western" style:family="paragraph">
      <style:paragraph-properties fo:margin-bottom="0in"/>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language="en" fo:country="US"/>
    </style:style>
    <style:style style:name="P168" style:parent-style-name="western" style:family="paragraph">
      <style:paragraph-properties fo:margin-bottom="0in"/>
    </style:style>
    <style:style style:name="T169" style:parent-style-name="Policepardéfaut" style:family="text">
      <style:text-properties fo:font-weight="bold" style:font-weight-asian="bold" style:font-weight-complex="bold"/>
    </style:style>
    <style:style style:name="T170" style:parent-style-name="Policepardéfaut" style:family="text">
      <style:text-properties fo:language="en" fo:country="US"/>
    </style:style>
  </office:automatic-styles>
  <office:body>
    <office:text text:use-soft-page-breaks="true">
      <text:p text:style-name="P1"><text:span text:style-name="T2">COURS DE DIPLOMATIE</text:span></text:p>
      <text:p text:style-name="P3"><text:span text:style-name="T4">Un guide</text:span><text:span text:style-name="T5"><text:s/></text:span><text:span text:style-name="T6">en<text:s/></text:span><text:span text:style-name="T7">5 Minute par</text:span><text:span text:style-name="T8"><text:s/></text:span><text:span text:style-name="T9">Edi</text:span><text:span text:style-name="T10"><text:s/></text:span><text:span text:style-name="T11">Birsan</text:span><text:span text:style-name="T12">.</text:span></text:p>
      <text:p text:style-name="P13"><text:span text:style-name="T14">( Juillet 2006)</text:span></text:p>
      <text:p text:style-name="P15"/>
      <text:p text:style-name="P16"><text:span text:style-name="T17">Joueurs :</text:span><text:span text:style-name="T18"><text:s/></text:span>il y a 7 joueurs dans la partie, un pour chacune des puissances principales en Europe en 1901 :<text:s/></text:p>
      <text:p text:style-name="P19">Angleterre, France, Allemagne, Italie, Autriche, Russie et Turquie.</text:p>
      <text:p text:style-name="P20"><text:span text:style-name="T21">Les tours sont divisés</text:span><text:span text:style-name="T22"><text:s/></text:span>: Printemps et Automne avec la partie commençant au Printemps 1901.</text:p>
      <text:p text:style-name="P23"><text:span text:style-name="T24">Les joueurs discutent</text:span><text:span text:style-name="T25"><text:s/></text:span>leurs plans pour leurs pièces confidentiellement au début des Mouvements d<text:s/>'Automne et de Printemps.</text:p>
      <text:p text:style-name="P26"><text:span text:style-name="T27">Vous n'êtes liés</text:span><text:span text:style-name="T28"><text:s/></text:span>par rien de ce que vous dites ou faites avec un autre joueur.</text:p>
      <text:p text:style-name="P29"><text:span text:style-name="T30">Les joueurs notent</text:span><text:span text:style-name="T31"><text:s/></text:span>secrètement leurs ordres à leurs pièces et ensuite ils sont révélés et jugés simultanément.</text:p>
      <text:p text:style-name="P32"><text:span text:style-name="T33">Des abréviations</text:span><text:span text:style-name="T34"><text:s/></text:span>pour l'écriture est inscrite sur la carte de conférence avec<text:span text:style-name="T35"><text:s/></text:span><text:span text:style-name="T36">S</text:span><text:span text:style-name="T37"><text:s/></text:span>pour le Soutien et<text:span text:style-name="T38"><text:s/></text:span><text:span text:style-name="T39">C</text:span><text:span text:style-name="T40"><text:s/></text:span>pour le Convoi.</text:p>
      <text:p text:style-name="P41"><text:span text:style-name="T42">En écrivant un soutien</text:span><text:span text:style-name="T43"><text:s/></text:span>pour une pièce pour se déplacer vous devez écrire où la pièce cible se rend.</text:p>
      <text:p text:style-name="P44"><text:span text:style-name="T45">Il n'y a aucune discussion</text:span><text:span text:style-name="T46"><text:s/></text:span>quand les joueurs doivent reculer ou réaliser les ajustements (pour les parties en face à face des parties pour économiser du temps).</text:p>
      <text:p text:style-name="P47"><text:span text:style-name="T48">La carte est divisée en espaces nommés différemment (appelés des provinces dans le jeu).</text:span></text:p>
      <text:p text:style-name="P49"><text:span text:style-name="T50">Les provinces peuvent être maritimes ou terrestres. Les provinces terrestres peuvent<text:s/></text:span><text:span text:style-name="T51">être côtières ou intérieures.</text:span></text:p>
      <text:p text:style-name="P52"><text:span text:style-name="T53">Des subdivisions de côtes<text:s/></text:span>existent à Saint-Pétersbourg, la Bulgarie et l'Espagne. Une flotte dans ces provinces doit être sur une côte ou une autre.</text:p>
      <text:p text:style-name="P54"><text:span text:style-name="T55">Il y a 34</text:span><text:span text:style-name="T56"><text:s/></text:span>centres d’approvisionnement sur la carte (étoiles/points) dispersés<text:s/>dans 75 provinces nommées.</text:p>
      <text:p text:style-name="P57"><text:span text:style-name="T58">Pour gagner</text:span><text:span text:style-name="T59"><text:s/></text:span>vous avez besoin de 18 centres d’approvisionnement à la fin d'un mouvement de d'Automne.</text:p>
      <text:p text:style-name="P60"><text:span text:style-name="T61">Les joueurs commencent</text:span><text:span text:style-name="T62"><text:s/></text:span>par 3 ou 4 centres d’approvisionnement; ceux-ci sont vos centres de départ dans une des 7 grandes puissances.</text:p>
      <text:p text:style-name="P63"><text:span text:style-name="T64">Les deux types de pièces</text:span><text:span text:style-name="T65"><text:s/></text:span>sont : Armée et Flotte.</text:p>
      <text:p text:style-name="P66"><text:span text:style-name="T67">Pour chaque centre d’approvisionnement possédé</text:span><text:span text:style-name="T68"><text:s/></text:span>à la fin de l'Automne vous pouvez avoir une pièce sur le plateau.</text:p>
      <text:p text:style-name="P69"><text:span text:style-name="T70">Si vo</text:span><text:span text:style-name="T71">us manquez<text:s/></text:span>de pièces vous en construisez de nouvelles dans des centres de départ inoccupés.</text:p>
      <text:p text:style-name="P72"><text:span text:style-name="T73">Si vous avez plus</text:span><text:span text:style-name="T74"><text:s/></text:span>de pièces que des centres d’approvisionnement vous devez réduire vos pièces pour égaler le nombre de centres d’approvisionnement.</text:p>
      <text:p text:style-name="P75"><text:span text:style-name="T76">Chaque pièce a l</text:span><text:span text:style-name="T77">a même force</text:span><text:span text:style-name="T78"><text:s/></text:span>donc se déplace avec une force de 1 plus 1 pour chacun de ses soutiens.</text:p>
      <text:soft-page-break/>
      <text:p text:style-name="P79"><text:span text:style-name="T80">Une Armée peut se déplacer</text:span><text:span text:style-name="T81"><text:s/></text:span>ou prêter l'appui pour une autre pièce pour déplacer vers ou tenir une terre adjacente ou une province de terre côtière.</text:p>
      <text:p text:style-name="P82"><text:span text:style-name="T83">Une Flotte peut se dépl</text:span><text:span text:style-name="T84">acer</text:span><text:span text:style-name="T85"><text:s/></text:span>ou prêter l'appui pour une autre pièce pour se déplacer vers ou tenir une province maritime ou de terre côtière adjacente ou convoyer une Armée à une province côtière.</text:p>
      <text:p text:style-name="P86"><text:span text:style-name="T87">Une seule pièce</text:span><text:span text:style-name="T88"><text:s/></text:span>peut être dans une province à tout instant.</text:p>
      <text:p text:style-name="P89"><text:span text:style-name="T90">Vous pouvez déplacer to</text:span><text:span text:style-name="T91">utes<text:s/></text:span>ou certaines de vos pièces chaque tour.</text:p>
      <text:p text:style-name="P92"><text:span text:style-name="T93">Une pièce se déplace seulement d’une</text:span><text:span text:style-name="T94"><text:s/></text:span>province à la fois vers une province adjacente à moins que ce ne soit une Armée convoyée.</text:p>
      <text:p text:style-name="P95"><text:span text:style-name="T96">Pas de commutation.</text:span><text:span text:style-name="T97"><text:s/></text:span>Les unités qui ont chacune reçu l’ordre d’aller à<text:s/>la province de l’autre ne commutent à moins que l'une ne soit convoyée.</text:p>
      <text:p text:style-name="P98"><text:span text:style-name="T99">Votre pièce peut seulement faire</text:span><text:span text:style-name="T100"><text:s/></text:span><text:span text:style-name="T101">une</text:span><text:span text:style-name="T102"><text:s/></text:span>des choses suivantes à n'importe quelle tour :</text:p>
      <text:list text:style-name="LFO1" text:continue-numbering="true">
        <text:list-item>
          <text:p text:style-name="P103"><text:span text:style-name="T104">SE DÉPLACER</text:span><text:span text:style-name="T105"><text:s/></text:span>vers une province adjacente ou être convoyée d'une province de terre côtière à une province de terre côtière. (Les Flottes dans des côtes subdivisées peuvent seulement se déplacer vers la province de terre côtière adjacente ou des provinces maritimes.)</text:p>
        </text:list-item>
        <text:list-item>
          <text:p text:style-name="P106"><text:span text:style-name="T107">SOUTENIR DÉFENSIVEMENT</text:span><text:span text:style-name="T108"><text:s/></text:span>pour défendre une autre pièce adjacente en place si vous pourriez vous y rendre et qu’elle ne se déplace pas.</text:p>
        </text:list-item>
        <text:list-item>
          <text:p text:style-name="P109"><text:span text:style-name="T110">SOUTENIR OFFENSIVEMENT</text:span><text:span text:style-name="T111"><text:s/></text:span>une pièce spécifique pour attaquer une autre province vers laquelle votre unité pourrait se rendre; les flottes dans des côtes subdivisées peuvent seulement soutenir des mouvements vers une province vers laquelle ils pourraient s'être rendu.</text:p>
        </text:list-item>
        <text:list-item>
          <text:p text:style-name="P112"><text:span text:style-name="T113">CONVOYER</text:span><text:span text:style-name="T114"><text:s/></text:span>si c'est une flotte dans un espace maritime, vous pouvez aider dans le convoi d'une armée.</text:p>
        </text:list-item>
        <text:list-item>
          <text:p text:style-name="P115"><text:span text:style-name="T116">TENIR</text:span><text:span text:style-name="T117"><text:s/></text:span>(a aussi appelé « Rester en place ») en ne faisant rien.</text:p>
        </text:list-item>
      </text:list>
      <text:p text:style-name="P118"><text:span text:style-name="T119">En</text:span><text:span text:style-name="T120"><text:s/></text:span>fournissant un soutien vous ajoutez votre force à celui qui, se déplace vers, ou tient, une province.</text:p>
      <text:p text:style-name="P121"><text:span text:style-name="T122">Vous pouvez</text:span><text:span text:style-name="T123"><text:s/></text:span>soutenir les pièces d’autres personnes.</text:p>
      <text:p text:style-name="P124"><text:span text:style-name="T125">Rebond : si les unités de soutien égal</text:span><text:span text:style-name="T126"><text:s/></text:span>essayent de se déplacer vers une province inoccupée alors ils<text:span text:style-name="T127"><text:s/></text:span><text:span text:style-name="T128">REBONDISSENT</text:span><text:span text:style-name="T129"><text:s/></text:span>et personne n'entre.</text:p>
      <text:p text:style-name="P130"><text:span text:style-name="T131">Les so</text:span><text:span text:style-name="T132">utiens sont COUPÉS</text:span><text:span text:style-name="T133"><text:s/></text:span>par une pièce se déplaçant vers celui qui soutient en partant d’un autre espace que celui contre lequel le soutien est dirigé.<text:s/></text:p>
      <text:p text:style-name="P134"><text:span text:style-name="T135">Pour expulser quelqu'un</text:span><text:span text:style-name="T136"><text:s/></text:span>d'une<text:s/>province cela exige que vous ayez la force plus grande que la pièce qui tient le province et tous ses soutiens Un mouvement avec un soutien et un tenant avec un soutien rebondissent.<text:s/></text:p>
      <text:p text:style-name="P137"><text:span text:style-name="T138">Les soutiens coupés ne comptent pas pour la détermination de qui a le pl</text:span><text:span text:style-name="T139">us de force.</text:span></text:p>
      <text:p text:style-name="P140"><text:span text:style-name="T141">Un convoi est un mouvement</text:span><text:span text:style-name="T142"><text:s/></text:span>d'une armée d’une province de terre côtière vers une autre par une flotte ou une chaîne de flottes dans des provinces adjacentes.</text:p>
      <text:p text:style-name="P143"><text:span text:style-name="T144">Une flotte dans une province de terre côtière ne peut pas convoyer.</text:span></text:p>
      <text:p text:style-name="P145"><text:span text:style-name="T146">Vous ne pouvez pas</text:span><text:span text:style-name="T147"><text:s/>déloger</text:span><text:span text:style-name="T148"><text:s/></text:span>ou couper le soutien d'une de vos propres unités. Pas de « feu amical ». …</text:p>
      <text:p text:style-name="P149"><text:span text:style-name="T150">Les unités délogées</text:span><text:span text:style-name="T151"><text:s/></text:span>de leur province sont déplacées et doivent reculer vers une province adjacente libre vers laquelle ils pourraient autrement légalement se rendre.</text:p>
      <text:p text:style-name="P152"><text:span text:style-name="T153">Vous n</text:span><text:span text:style-name="T154">e pouvez pas reculer</text:span><text:span text:style-name="T155"><text:s/></text:span>vers un province qui était le site d'un Rebond.</text:p>
      <text:soft-page-break/>
      <text:p text:style-name="P156"><text:span text:style-name="T157">Vous ne pouvez pas reculer</text:span><text:span text:style-name="T158"><text:s/></text:span>par un convoi.</text:p>
      <text:p text:style-name="P159"><text:span text:style-name="T160">Si vous ne pouvez pas reculer</text:span><text:span text:style-name="T161"><text:s/></text:span>ou si vous décidez de ne pas reculer, le pièce est retirée du jeu, ce qui est souvent appelé “la retraite hors du plateau”.</text:p>
      <text:p text:style-name="P162"><text:span text:style-name="T163">Un pièce qui est délogée</text:span><text:span text:style-name="T164"><text:s/></text:span>n'a aucun effet sur le province dont est venue l’attaque qui l'a délogée.</text:p>
      <text:p text:style-name="P165"><text:span text:style-name="T166">Une flotte qui convoie et qui est délogée</text:span><text:span text:style-name="T167"><text:s/></text:span>perturbe le convoi et le convoi utilisant un itinéraire incluant la flotte n'a pas lieu.</text:p>
      <text:p text:style-name="P168"><text:span text:style-name="T169">Singularités :</text:span><text:span text:style-name="T170"><text:s/></text:span>Kiel et Constantinople ont une côte simple en raison de leurs voies navigables (Kiel le Canal/Bosphore). Le Danemark est connectée avec la Suède donc les armées peuvent aller entre eux, mais les côtes danoises et suédoises ne sont pas divisées en deux. Comme<text:s/>toute province de terre côtière vous ne pouvez pas convoyer par le Danemark, Kiel ou Constantinop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skerville Old Face" svg:font-family="Baskerville Old Face" style:font-family-generic="roman" style:font-pitch="variable" svg:panose-1="2 2 6 2 8 5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style:font-name-asian="Times New Roman" fo:color="#000000" fo:font-size="12pt" style:font-size-asian="12pt" style:font-size-complex="12pt"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msonormal0" style:display-name="msonormal" style:family="paragraph" style:parent-style-name="Normal">
      <style:paragraph-properties fo:margin-top="0.0694in" fo:margin-bottom="0.0826in"/>
      <style:text-properties fo:hyphenate="false"/>
    </style:style>
    <style:style style:name="NormalWeb" style:display-name="Normal (Web)" style:family="paragraph" style:parent-style-name="Normal">
      <style:paragraph-properties fo:margin-top="0.0694in" fo:margin-bottom="0.0826in"/>
      <style:text-properties fo:hyphenate="false"/>
    </style:style>
    <style:style style:name="western" style:display-name="western" style:family="paragraph" style:parent-style-name="Normal">
      <style:paragraph-properties fo:margin-top="0.0694in" fo:margin-bottom="0.0826in"/>
      <style:text-properties fo:font-size="10pt" style:font-size-asian="10pt" style:font-size-complex="10pt" fo:hyphenate="false"/>
    </style:style>
    <style:style style:name="cjk" style:display-name="cjk" style:family="paragraph" style:parent-style-name="Normal">
      <style:paragraph-properties fo:margin-top="0.0694in" fo:margin-bottom="0.0826in"/>
      <style:text-properties fo:font-size="10pt" style:font-size-asian="10pt" style:font-size-complex="10pt" fo:hyphenate="false"/>
    </style:style>
    <style:style style:name="ctl" style:display-name="ctl" style:family="paragraph" style:parent-style-name="Normal">
      <style:paragraph-properties fo:margin-top="0.0694in" fo:margin-bottom="0.0826in"/>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bbeurfou</dc:title>
    <dc:description/>
    <dc:subject/>
    <meta:initial-creator>Jeremie LEFRANCOIS</meta:initial-creator>
    <dc:creator>Jeremie LEFRANCOIS</dc:creator>
    <meta:creation-date>2021-11-22T08:31:00Z</meta:creation-date>
    <dc:date>2021-11-22T08:31:00Z</dc:date>
    <meta:template xlink:href="Normal.dotm" xlink:type="simple"/>
    <meta:editing-cycles>2</meta:editing-cycles>
    <meta:editing-duration>PT60S</meta:editing-duration>
    <meta:document-statistic meta:page-count="3" meta:paragraph-count="11" meta:word-count="922" meta:character-count="5984" meta:row-count="42" meta:non-whitespace-character-count="5073"/>
  </office:meta>
</office:document-meta>
</file>